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jectN_A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jectN_A.setB(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jectN_A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jectN_A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jectN_A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jectN_A.setE(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jectN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jectN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jectN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jectN_A.setC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